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25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25-05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24-11-0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24-05-0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23-11-09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23-05-0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22-08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8-03-15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7-03-31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6-11-0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6-03-17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5-08-27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5-03-26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4-11-07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4-08-14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4-03-27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3-08-2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3-03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2-08-2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1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1-08-1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0-11-04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0-08-05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10-03-11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9-11-1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9-03-12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8-11-14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8-08-01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8-03-20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7-11-01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7-03-08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6-11-02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6-08-03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6-03-16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5-11-10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5-03-0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4-11-10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4-07-01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4-03-03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3-11-19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3-08-0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3-04-02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2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2-05-29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1-11-05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0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0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200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9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9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9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8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8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7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7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5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4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4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3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3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3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2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1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1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1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0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0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9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9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9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8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8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7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7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7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7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6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6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5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5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5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4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4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4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3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3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3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3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2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2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1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1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1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0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0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0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80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9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9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9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8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8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8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8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7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7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7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6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6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6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5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5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5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5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4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4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3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3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3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2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1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0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70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9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9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8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8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8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7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7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7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6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6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6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6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5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5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5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5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1717</text:p>
          </table:table-cell>
          <table:table-cell office:value-type="string" calcext:value-type="string">
            <text:p>01N/39E-15CB</text:p>
          </table:table-cell>
          <table:table-cell office:value-type="string" calcext:value-type="string">
            <text:p>1964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54" meta:object-count="0"/>
    <meta:user-defined meta:name="AppVersion">3.0</meta:user-defined>
  </office:meta>
</office:document-meta>
</file>